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0447af040" style:family="table" style:master-page-name="ta-mp-0x7f50447af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0447de03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3a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8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f3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8c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447df06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447de28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447e06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4d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188" style:family="table-cell" style:data-style-name="General">
      <style:table-cell-properties fo:background-color="#ffcc99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bf0" style:family="table-cell" style:data-style-name="General">
      <style:table-cell-properties fo:background-color="#ffcc99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9d8" style:family="table-cell" style:data-style-name="General">
      <style:table-cell-properties fo:background-color="#ffcc99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5f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2b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d1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78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44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d8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6c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00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94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03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72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e1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1c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b00" style:family="table-cell" style:data-style-name="General">
      <style:table-cell-properties fo:background-color="#ffcc99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72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3d8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e4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8a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56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ea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7e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12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a6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15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84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f3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2e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c28" style:family="table-cell" style:data-style-name="General">
      <style:table-cell-properties fo:background-color="#ffcc99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84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50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f6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9d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69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fd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91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25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b9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28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97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206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41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d50" style:family="table-cell" style:data-style-name="General">
      <style:table-cell-properties fo:background-color="#ffcc99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97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628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09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af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7b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0f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a3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37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cb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3a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a9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3e4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53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e78" style:family="table-cell" style:data-style-name="General">
      <style:table-cell-properties fo:background-color="#ffcc99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a9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750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1b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c2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8e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22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b6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4a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de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4d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bc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3f7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66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fa0" style:family="table-cell" style:data-style-name="General">
      <style:table-cell-properties fo:background-color="#ffcc99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bc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878" style:family="table-cell" style:data-style-name="General">
      <style:table-cell-properties fo:background-color="#ffcc99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2e0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d4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a0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34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c8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5c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f0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5f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1ce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09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4788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50c8" style:family="table-cell" style:data-style-name="General">
      <style:table-cell-properties fo:background-color="#ffcc99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15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ce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9a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4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e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b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4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db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6f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51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108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df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ee1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dfac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47e05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3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ec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5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045f0fed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9.00pt" style:use-optimal-column-width="true"/>
    </style:style>
    <style:style style:name="ACOL-2" style:family="table-column">
      <style:table-column-properties style:column-width="390.75pt" style:use-optimal-column-width="false"/>
    </style:style>
    <style:style style:name="ACOL-3" style:family="table-column">
      <style:table-column-properties style:column-width="89.00pt" style:use-optimal-column-width="true"/>
    </style:style>
    <style:style style:name="ACOL-4" style:family="table-column">
      <style:table-column-properties style:column-width="98.25pt" style:use-optimal-column-width="false"/>
    </style:style>
    <style:style style:name="ACOL-5" style:family="table-column">
      <style:table-column-properties style:column-width="80.00pt" style:use-optimal-column-width="true"/>
    </style:style>
    <style:style style:name="ACOL-6" style:family="table-column">
      <style:table-column-properties style:column-width="92.25pt" style:use-optimal-column-width="false"/>
    </style:style>
    <style:style style:name="ACOL-7" style:family="table-column">
      <style:table-column-properties style:column-width="125.00pt" style:use-optimal-column-width="true"/>
    </style:style>
    <style:style style:name="ACOL-8" style:family="table-column">
      <style:table-column-properties style:column-width="120.00pt" style:use-optimal-column-width="true"/>
    </style:style>
    <style:style style:name="ACOL-9" style:family="table-column">
      <style:table-column-properties style:column-width="56.00pt" style:use-optimal-column-width="true"/>
    </style:style>
    <style:style style:name="ACOL-10" style:family="table-column">
      <style:table-column-properties style:column-width="265.00pt" style:use-optimal-column-width="false"/>
    </style:style>
    <style:style style:name="ACOL-11" style:family="table-column"/>
    <style:style style:name="AROW-1" style:family="table-row">
      <style:table-row-properties style:row-height="15.0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50447f9410" table:allow-empty-cell="true" table:display-list="unsorted" table:base-cell-address="$'SuiteList'.E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4999410" table:allow-empty-cell="true" table:display-list="unsorted" table:base-cell-address="$'SuiteList'.E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4b0bc10" table:allow-empty-cell="true" table:display-list="unsorted" table:base-cell-address="$'SuiteList'.E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4cc3810" table:allow-empty-cell="true" table:display-list="unsorted" table:base-cell-address="$'SuiteList'.E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4e64c10" table:allow-empty-cell="true" table:display-list="unsorted" table:base-cell-address="$'SuiteList'.E1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501c010" table:allow-empty-cell="true" table:display-list="unsorted" table:base-cell-address="$'SuiteList'.E1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51ea410" table:allow-empty-cell="true" table:display-list="unsorted" table:base-cell-address="$'SuiteList'.E1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5f09470" table:allow-empty-cell="true" table:display-list="unsorted" table:base-cell-address="$'SuiteList'.E1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54fe810" table:allow-empty-cell="true" table:display-list="unsorted" table:base-cell-address="$'SuiteList'.E1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5658410" table:allow-empty-cell="true" table:display-list="unsorted" table:base-cell-address="$'SuiteList'.E2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5785310" table:allow-empty-cell="true" table:display-list="unsorted" table:base-cell-address="$'SuiteList'.E2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58e1310" table:allow-empty-cell="true" table:display-list="unsorted" table:base-cell-address="$'SuiteList'.E2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5a0ec10" table:allow-empty-cell="true" table:display-list="unsorted" table:base-cell-address="$'SuiteList'.E2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5b6a410" table:allow-empty-cell="true" table:display-list="unsorted" table:base-cell-address="$'SuiteList'.E2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5044826b10" table:allow-empty-cell="true" table:display-list="unsorted" table:base-cell-address="$'SuiteList'.G3" table:condition="of:cell-content-is-in-list({TRUE;FALSE})">
          <table:error-message table:display="true" table:message-type="warning"/>
        </table:content-validation>
        <table:content-validation table:name="VAL-0x7f50449c7810" table:allow-empty-cell="true" table:display-list="unsorted" table:base-cell-address="$'SuiteList'.G5" table:condition="of:cell-content-is-in-list({TRUE;FALSE})">
          <table:error-message table:display="true" table:message-type="warning"/>
        </table:content-validation>
        <table:content-validation table:name="VAL-0x7f5044b3a010" table:allow-empty-cell="true" table:display-list="unsorted" table:base-cell-address="$'SuiteList'.G7" table:condition="of:cell-content-is-in-list({TRUE;FALSE})">
          <table:error-message table:display="true" table:message-type="warning"/>
        </table:content-validation>
        <table:content-validation table:name="VAL-0x7f5044cf1c10" table:allow-empty-cell="true" table:display-list="unsorted" table:base-cell-address="$'SuiteList'.G9" table:condition="of:cell-content-is-in-list({TRUE;FALSE})">
          <table:error-message table:display="true" table:message-type="warning"/>
        </table:content-validation>
        <table:content-validation table:name="VAL-0x7f5044e92810" table:allow-empty-cell="true" table:display-list="unsorted" table:base-cell-address="$'SuiteList'.G11" table:condition="of:cell-content-is-in-list({TRUE;FALSE})">
          <table:error-message table:display="true" table:message-type="warning"/>
        </table:content-validation>
        <table:content-validation table:name="VAL-0x7f5045049b10" table:allow-empty-cell="true" table:display-list="unsorted" table:base-cell-address="$'SuiteList'.G13" table:condition="of:cell-content-is-in-list({TRUE;FALSE})">
          <table:error-message table:display="true" table:message-type="warning"/>
        </table:content-validation>
        <table:content-validation table:name="VAL-0x7f5045202b10" table:allow-empty-cell="true" table:display-list="unsorted" table:base-cell-address="$'SuiteList'.G15" table:condition="of:cell-content-is-in-list({TRUE;FALSE})">
          <table:error-message table:display="true" table:message-type="warning"/>
        </table:content-validation>
        <table:content-validation table:name="VAL-0x7f504538c410" table:allow-empty-cell="true" table:display-list="unsorted" table:base-cell-address="$'SuiteList'.G17" table:condition="of:cell-content-is-in-list({TRUE;FALSE})">
          <table:error-message table:display="true" table:message-type="warning"/>
        </table:content-validation>
        <table:content-validation table:name="VAL-0x7f504552d010" table:allow-empty-cell="true" table:display-list="unsorted" table:base-cell-address="$'SuiteList'.G19" table:condition="of:cell-content-is-in-list({TRUE;FALSE})">
          <table:error-message table:display="true" table:message-type="warning"/>
        </table:content-validation>
        <table:content-validation table:name="VAL-0x7f5045670810" table:allow-empty-cell="true" table:display-list="unsorted" table:base-cell-address="$'SuiteList'.G21" table:condition="of:cell-content-is-in-list({TRUE;FALSE})">
          <table:error-message table:display="true" table:message-type="warning"/>
        </table:content-validation>
        <table:content-validation table:name="VAL-0x7f50457b3810" table:allow-empty-cell="true" table:display-list="unsorted" table:base-cell-address="$'SuiteList'.G23" table:condition="of:cell-content-is-in-list({TRUE;FALSE})">
          <table:error-message table:display="true" table:message-type="warning"/>
        </table:content-validation>
        <table:content-validation table:name="VAL-0x7f504590f810" table:allow-empty-cell="true" table:display-list="unsorted" table:base-cell-address="$'SuiteList'.G25" table:condition="of:cell-content-is-in-list({TRUE;FALSE})">
          <table:error-message table:display="true" table:message-type="warning"/>
        </table:content-validation>
        <table:content-validation table:name="VAL-0x7f5045a3cf10" table:allow-empty-cell="true" table:display-list="unsorted" table:base-cell-address="$'SuiteList'.G27" table:condition="of:cell-content-is-in-list({TRUE;FALSE})">
          <table:error-message table:display="true" table:message-type="warning"/>
        </table:content-validation>
        <table:content-validation table:name="VAL-0x7f5045b98210" table:allow-empty-cell="true" table:display-list="unsorted" table:base-cell-address="$'SuiteList'.G29" table:condition="of:cell-content-is-in-list({TRUE;FALSE})">
          <table:error-message table:display="true" table:message-type="warning"/>
        </table:content-validation>
        <table:content-validation table:name="VAL-0x7f5044855810" table:allow-empty-cell="true" table:display-list="unsorted" table:base-cell-address="$'SuiteList'.I3" table:condition="of:cell-content-is-in-list({TRUE;FALSE})">
          <table:error-message table:display="true" table:message-type="warning"/>
        </table:content-validation>
        <table:content-validation table:name="VAL-0x7f5044a0c810" table:allow-empty-cell="true" table:display-list="unsorted" table:base-cell-address="$'SuiteList'.I5" table:condition="of:cell-content-is-in-list({TRUE;FALSE})">
          <table:error-message table:display="true" table:message-type="warning"/>
        </table:content-validation>
        <table:content-validation table:name="VAL-0x7f5044b68010" table:allow-empty-cell="true" table:display-list="unsorted" table:base-cell-address="$'SuiteList'.I7" table:condition="of:cell-content-is-in-list({TRUE;FALSE})">
          <table:error-message table:display="true" table:message-type="warning"/>
        </table:content-validation>
        <table:content-validation table:name="VAL-0x7f5044d1ff10" table:allow-empty-cell="true" table:display-list="unsorted" table:base-cell-address="$'SuiteList'.I9" table:condition="of:cell-content-is-in-list({TRUE;FALSE})">
          <table:error-message table:display="true" table:message-type="warning"/>
        </table:content-validation>
        <table:content-validation table:name="VAL-0x7f5044ec1010" table:allow-empty-cell="true" table:display-list="unsorted" table:base-cell-address="$'SuiteList'.I11" table:condition="of:cell-content-is-in-list({TRUE;FALSE})">
          <table:error-message table:display="true" table:message-type="warning"/>
        </table:content-validation>
        <table:content-validation table:name="VAL-0x7f504508f410" table:allow-empty-cell="true" table:display-list="unsorted" table:base-cell-address="$'SuiteList'.I13" table:condition="of:cell-content-is-in-list({TRUE;FALSE})">
          <table:error-message table:display="true" table:message-type="warning"/>
        </table:content-validation>
        <table:content-validation table:name="VAL-0x7f5045230c10" table:allow-empty-cell="true" table:display-list="unsorted" table:base-cell-address="$'SuiteList'.I15" table:condition="of:cell-content-is-in-list({TRUE;FALSE})">
          <table:error-message table:display="true" table:message-type="warning"/>
        </table:content-validation>
        <table:content-validation table:name="VAL-0x7f50453ba810" table:allow-empty-cell="true" table:display-list="unsorted" table:base-cell-address="$'SuiteList'.I17" table:condition="of:cell-content-is-in-list({TRUE;FALSE})">
          <table:error-message table:display="true" table:message-type="warning"/>
        </table:content-validation>
        <table:content-validation table:name="VAL-0x7f504555ac10" table:allow-empty-cell="true" table:display-list="unsorted" table:base-cell-address="$'SuiteList'.I19" table:condition="of:cell-content-is-in-list({TRUE;FALSE})">
          <table:error-message table:display="true" table:message-type="warning"/>
        </table:content-validation>
        <table:content-validation table:name="VAL-0x7f504569e310" table:allow-empty-cell="true" table:display-list="unsorted" table:base-cell-address="$'SuiteList'.I21" table:condition="of:cell-content-is-in-list({TRUE;FALSE})">
          <table:error-message table:display="true" table:message-type="warning"/>
        </table:content-validation>
        <table:content-validation table:name="VAL-0x7f50457e3410" table:allow-empty-cell="true" table:display-list="unsorted" table:base-cell-address="$'SuiteList'.I23" table:condition="of:cell-content-is-in-list({TRUE;FALSE})">
          <table:error-message table:display="true" table:message-type="warning"/>
        </table:content-validation>
        <table:content-validation table:name="VAL-0x7f504593f310" table:allow-empty-cell="true" table:display-list="unsorted" table:base-cell-address="$'SuiteList'.I25" table:condition="of:cell-content-is-in-list({TRUE;FALSE})">
          <table:error-message table:display="true" table:message-type="warning"/>
        </table:content-validation>
        <table:content-validation table:name="VAL-0x7f5045a82410" table:allow-empty-cell="true" table:display-list="unsorted" table:base-cell-address="$'SuiteList'.I27" table:condition="of:cell-content-is-in-list({TRUE;FALSE})">
          <table:error-message table:display="true" table:message-type="warning"/>
        </table:content-validation>
        <table:content-validation table:name="VAL-0x7f5045bddc10" table:allow-empty-cell="true" table:display-list="unsorted" table:base-cell-address="$'SuiteList'.I29" table:condition="of:cell-content-is-in-list({TRUE;FALSE})">
          <table:error-message table:display="true" table:message-type="warning"/>
        </table:content-validation>
        <table:content-validation table:name="VAL-0x7f504489ab10" table:allow-empty-cell="true" table:display-list="unsorted" table:base-cell-address="$'SuiteList'.K3" table:condition="of:cell-content-is-in-list({TRUE;FALSE})">
          <table:error-message table:display="true" table:message-type="warning"/>
        </table:content-validation>
        <table:content-validation table:name="VAL-0x7f5044a52410" table:allow-empty-cell="true" table:display-list="unsorted" table:base-cell-address="$'SuiteList'.K5" table:condition="of:cell-content-is-in-list({TRUE;FALSE})">
          <table:error-message table:display="true" table:message-type="warning"/>
        </table:content-validation>
        <table:content-validation table:name="VAL-0x7f5044badc10" table:allow-empty-cell="true" table:display-list="unsorted" table:base-cell-address="$'SuiteList'.K7" table:condition="of:cell-content-is-in-list({TRUE;FALSE})">
          <table:error-message table:display="true" table:message-type="warning"/>
        </table:content-validation>
        <table:content-validation table:name="VAL-0x7f5044d65810" table:allow-empty-cell="true" table:display-list="unsorted" table:base-cell-address="$'SuiteList'.K9" table:condition="of:cell-content-is-in-list({TRUE;FALSE})">
          <table:error-message table:display="true" table:message-type="warning"/>
        </table:content-validation>
        <table:content-validation table:name="VAL-0x7f5044f05c10" table:allow-empty-cell="true" table:display-list="unsorted" table:base-cell-address="$'SuiteList'.K11" table:condition="of:cell-content-is-in-list({TRUE;FALSE})">
          <table:error-message table:display="true" table:message-type="warning"/>
        </table:content-validation>
        <table:content-validation table:name="VAL-0x7f50450bdf10" table:allow-empty-cell="true" table:display-list="unsorted" table:base-cell-address="$'SuiteList'.K13" table:condition="of:cell-content-is-in-list({TRUE;FALSE})">
          <table:error-message table:display="true" table:message-type="warning"/>
        </table:content-validation>
        <table:content-validation table:name="VAL-0x7f5045276810" table:allow-empty-cell="true" table:display-list="unsorted" table:base-cell-address="$'SuiteList'.K15" table:condition="of:cell-content-is-in-list({TRUE;FALSE})">
          <table:error-message table:display="true" table:message-type="warning"/>
        </table:content-validation>
        <table:content-validation table:name="VAL-0x7f50453ffc10" table:allow-empty-cell="true" table:display-list="unsorted" table:base-cell-address="$'SuiteList'.K17" table:condition="of:cell-content-is-in-list({TRUE;FALSE})">
          <table:error-message table:display="true" table:message-type="warning"/>
        </table:content-validation>
        <table:content-validation table:name="VAL-0x7f50455a0410" table:allow-empty-cell="true" table:display-list="unsorted" table:base-cell-address="$'SuiteList'.K19" table:condition="of:cell-content-is-in-list({TRUE;FALSE})">
          <table:error-message table:display="true" table:message-type="warning"/>
        </table:content-validation>
        <table:content-validation table:name="VAL-0x7f50456cc810" table:allow-empty-cell="true" table:display-list="unsorted" table:base-cell-address="$'SuiteList'.K21" table:condition="of:cell-content-is-in-list({TRUE;FALSE})">
          <table:error-message table:display="true" table:message-type="warning"/>
        </table:content-validation>
        <table:content-validation table:name="VAL-0x7f5045828410" table:allow-empty-cell="true" table:display-list="unsorted" table:base-cell-address="$'SuiteList'.K23" table:condition="of:cell-content-is-in-list({TRUE;FALSE})">
          <table:error-message table:display="true" table:message-type="warning"/>
        </table:content-validation>
        <table:content-validation table:name="VAL-0x7f5045984410" table:allow-empty-cell="true" table:display-list="unsorted" table:base-cell-address="$'SuiteList'.K25" table:condition="of:cell-content-is-in-list({TRUE;FALSE})">
          <table:error-message table:display="true" table:message-type="warning"/>
        </table:content-validation>
        <table:content-validation table:name="VAL-0x7f5045ab1610" table:allow-empty-cell="true" table:display-list="unsorted" table:base-cell-address="$'SuiteList'.K27" table:condition="of:cell-content-is-in-list({TRUE;FALSE})">
          <table:error-message table:display="true" table:message-type="warning"/>
        </table:content-validation>
        <table:content-validation table:name="VAL-0x7f5045c22c10" table:allow-empty-cell="true" table:display-list="unsorted" table:base-cell-address="$'SuiteList'.K29" table:condition="of:cell-content-is-in-list({TRUE;FALSE})">
          <table:error-message table:display="true" table:message-type="warning"/>
        </table:content-validation>
        <table:content-validation table:name="VAL-0x7f50448dfc10" table:allow-empty-cell="true" table:display-list="unsorted" table:base-cell-address="$'SuiteList'.M3" table:condition="of:cell-content-is-in-list({TRUE;FALSE})">
          <table:error-message table:display="true" table:message-type="warning"/>
        </table:content-validation>
        <table:content-validation table:name="VAL-0x7f5044a80010" table:allow-empty-cell="true" table:display-list="unsorted" table:base-cell-address="$'SuiteList'.M5" table:condition="of:cell-content-is-in-list({TRUE;FALSE})">
          <table:error-message table:display="true" table:message-type="warning"/>
        </table:content-validation>
        <table:content-validation table:name="VAL-0x7f5044bf2810" table:allow-empty-cell="true" table:display-list="unsorted" table:base-cell-address="$'SuiteList'.M7" table:condition="of:cell-content-is-in-list({TRUE;FALSE})">
          <table:error-message table:display="true" table:message-type="warning"/>
        </table:content-validation>
        <table:content-validation table:name="VAL-0x7f5044daac10" table:allow-empty-cell="true" table:display-list="unsorted" table:base-cell-address="$'SuiteList'.M9" table:condition="of:cell-content-is-in-list({TRUE;FALSE})">
          <table:error-message table:display="true" table:message-type="warning"/>
        </table:content-validation>
        <table:content-validation table:name="VAL-0x7f5044f35410" table:allow-empty-cell="true" table:display-list="unsorted" table:base-cell-address="$'SuiteList'.M11" table:condition="of:cell-content-is-in-list({TRUE;FALSE})">
          <table:error-message table:display="true" table:message-type="warning"/>
        </table:content-validation>
        <table:content-validation table:name="VAL-0x7f5045103c10" table:allow-empty-cell="true" table:display-list="unsorted" table:base-cell-address="$'SuiteList'.M13" table:condition="of:cell-content-is-in-list({TRUE;FALSE})">
          <table:error-message table:display="true" table:message-type="warning"/>
        </table:content-validation>
        <table:content-validation table:name="VAL-0x7f50452bb410" table:allow-empty-cell="true" table:display-list="unsorted" table:base-cell-address="$'SuiteList'.M15" table:condition="of:cell-content-is-in-list({TRUE;FALSE})">
          <table:error-message table:display="true" table:message-type="warning"/>
        </table:content-validation>
        <table:content-validation table:name="VAL-0x7f5045445810" table:allow-empty-cell="true" table:display-list="unsorted" table:base-cell-address="$'SuiteList'.M17" table:condition="of:cell-content-is-in-list({TRUE;FALSE})">
          <table:error-message table:display="true" table:message-type="warning"/>
        </table:content-validation>
        <table:content-validation table:name="VAL-0x7f50455e5010" table:allow-empty-cell="true" table:display-list="unsorted" table:base-cell-address="$'SuiteList'.M19" table:condition="of:cell-content-is-in-list({TRUE;FALSE})">
          <table:error-message table:display="true" table:message-type="warning"/>
        </table:content-validation>
        <table:content-validation table:name="VAL-0x7f5045711a10" table:allow-empty-cell="true" table:display-list="unsorted" table:base-cell-address="$'SuiteList'.M21" table:condition="of:cell-content-is-in-list({TRUE;FALSE})">
          <table:error-message table:display="true" table:message-type="warning"/>
        </table:content-validation>
        <table:content-validation table:name="VAL-0x7f504586d710" table:allow-empty-cell="true" table:display-list="unsorted" table:base-cell-address="$'SuiteList'.M23" table:condition="of:cell-content-is-in-list({TRUE;FALSE})">
          <table:error-message table:display="true" table:message-type="warning"/>
        </table:content-validation>
        <table:content-validation table:name="VAL-0x7f50459b2810" table:allow-empty-cell="true" table:display-list="unsorted" table:base-cell-address="$'SuiteList'.M25" table:condition="of:cell-content-is-in-list({TRUE;FALSE})">
          <table:error-message table:display="true" table:message-type="warning"/>
        </table:content-validation>
        <table:content-validation table:name="VAL-0x7f5045af7010" table:allow-empty-cell="true" table:display-list="unsorted" table:base-cell-address="$'SuiteList'.M27" table:condition="of:cell-content-is-in-list({TRUE;FALSE})">
          <table:error-message table:display="true" table:message-type="warning"/>
        </table:content-validation>
        <table:content-validation table:name="VAL-0x7f5045c52810" table:allow-empty-cell="true" table:display-list="unsorted" table:base-cell-address="$'SuiteList'.M29" table:condition="of:cell-content-is-in-list({TRUE;FALSE})">
          <table:error-message table:display="true" table:message-type="warning"/>
        </table:content-validation>
        <table:content-validation table:name="VAL-0x7f5044925010" table:allow-empty-cell="true" table:display-list="unsorted" table:base-cell-address="$'SuiteList'.O3" table:condition="of:cell-content-is-in-list({TRUE;FALSE})">
          <table:error-message table:display="true" table:message-type="warning"/>
        </table:content-validation>
        <table:content-validation table:name="VAL-0x7f50446e1110" table:allow-empty-cell="true" table:display-list="unsorted" table:base-cell-address="$'SuiteList'.O5" table:condition="of:cell-content-is-in-list({TRUE;FALSE})">
          <table:error-message table:display="true" table:message-type="warning"/>
        </table:content-validation>
        <table:content-validation table:name="VAL-0x7f5044c37610" table:allow-empty-cell="true" table:display-list="unsorted" table:base-cell-address="$'SuiteList'.O7" table:condition="of:cell-content-is-in-list({TRUE;FALSE})">
          <table:error-message table:display="true" table:message-type="warning"/>
        </table:content-validation>
        <table:content-validation table:name="VAL-0x7f5044dda010" table:allow-empty-cell="true" table:display-list="unsorted" table:base-cell-address="$'SuiteList'.O9" table:condition="of:cell-content-is-in-list({TRUE;FALSE})">
          <table:error-message table:display="true" table:message-type="warning"/>
        </table:content-validation>
        <table:content-validation table:name="VAL-0x7f5044f7a810" table:allow-empty-cell="true" table:display-list="unsorted" table:base-cell-address="$'SuiteList'.O11" table:condition="of:cell-content-is-in-list({TRUE;FALSE})">
          <table:error-message table:display="true" table:message-type="warning"/>
        </table:content-validation>
        <table:content-validation table:name="VAL-0x7f5045148410" table:allow-empty-cell="true" table:display-list="unsorted" table:base-cell-address="$'SuiteList'.O13" table:condition="of:cell-content-is-in-list({TRUE;FALSE})">
          <table:error-message table:display="true" table:message-type="warning"/>
        </table:content-validation>
        <table:content-validation table:name="VAL-0x7f5045300310" table:allow-empty-cell="true" table:display-list="unsorted" table:base-cell-address="$'SuiteList'.O15" table:condition="of:cell-content-is-in-list({TRUE;FALSE})">
          <table:error-message table:display="true" table:message-type="warning"/>
        </table:content-validation>
        <table:content-validation table:name="VAL-0x7f504548a410" table:allow-empty-cell="true" table:display-list="unsorted" table:base-cell-address="$'SuiteList'.O17" table:condition="of:cell-content-is-in-list({TRUE;FALSE})">
          <table:error-message table:display="true" table:message-type="warning"/>
        </table:content-validation>
        <table:content-validation table:name="VAL-0x7f504562a210" table:allow-empty-cell="true" table:display-list="unsorted" table:base-cell-address="$'SuiteList'.O19" table:condition="of:cell-content-is-in-list({TRUE;FALSE})">
          <table:error-message table:display="true" table:message-type="warning"/>
        </table:content-validation>
        <table:content-validation table:name="VAL-0x7f5045757410" table:allow-empty-cell="true" table:display-list="unsorted" table:base-cell-address="$'SuiteList'.O21" table:condition="of:cell-content-is-in-list({TRUE;FALSE})">
          <table:error-message table:display="true" table:message-type="warning"/>
        </table:content-validation>
        <table:content-validation table:name="VAL-0x7f50458b3410" table:allow-empty-cell="true" table:display-list="unsorted" table:base-cell-address="$'SuiteList'.O23" table:condition="of:cell-content-is-in-list({TRUE;FALSE})">
          <table:error-message table:display="true" table:message-type="warning"/>
        </table:content-validation>
        <table:content-validation table:name="VAL-0x7f50459e0810" table:allow-empty-cell="true" table:display-list="unsorted" table:base-cell-address="$'SuiteList'.O25" table:condition="of:cell-content-is-in-list({TRUE;FALSE})">
          <table:error-message table:display="true" table:message-type="warning"/>
        </table:content-validation>
        <table:content-validation table:name="VAL-0x7f5045b3bc10" table:allow-empty-cell="true" table:display-list="unsorted" table:base-cell-address="$'SuiteList'.O27" table:condition="of:cell-content-is-in-list({TRUE;FALSE})">
          <table:error-message table:display="true" table:message-type="warning"/>
        </table:content-validation>
        <table:content-validation table:name="VAL-0x7f5045c97810" table:allow-empty-cell="true" table:display-list="unsorted" table:base-cell-address="$'SuiteList'.O29" table:condition="of:cell-content-is-in-list({TRUE;FALSE})">
          <table:error-message table:display="true" table:message-type="warning"/>
        </table:content-validation>
        <table:content-validation table:name="VAL-0x7f5044953810" table:allow-empty-cell="true" table:display-list="unsorted" table:base-cell-address="$'SuiteList'.Q3" table:condition="of:cell-content-is-in-list({1;2;3})">
          <table:error-message table:display="true" table:message-type="warning"/>
        </table:content-validation>
        <table:content-validation table:name="VAL-0x7f5044aaec10" table:allow-empty-cell="true" table:display-list="unsorted" table:base-cell-address="$'SuiteList'.Q5" table:condition="of:cell-content-is-in-list({1;2;3})">
          <table:error-message table:display="true" table:message-type="warning"/>
        </table:content-validation>
        <table:content-validation table:name="VAL-0x7f5044c4fc10" table:allow-empty-cell="true" table:display-list="unsorted" table:base-cell-address="$'SuiteList'.Q7" table:condition="of:cell-content-is-in-list({1;2;3})">
          <table:error-message table:display="true" table:message-type="warning"/>
        </table:content-validation>
        <table:content-validation table:name="VAL-0x7f5044e07f10" table:allow-empty-cell="true" table:display-list="unsorted" table:base-cell-address="$'SuiteList'.Q9" table:condition="of:cell-content-is-in-list({1;2;3})">
          <table:error-message table:display="true" table:message-type="warning"/>
        </table:content-validation>
        <table:content-validation table:name="VAL-0x7f5044fa8c10" table:allow-empty-cell="true" table:display-list="unsorted" table:base-cell-address="$'SuiteList'.Q11" table:condition="of:cell-content-is-in-list({1;2;3})">
          <table:error-message table:display="true" table:message-type="warning"/>
        </table:content-validation>
        <table:content-validation table:name="VAL-0x7f504518e010" table:allow-empty-cell="true" table:display-list="unsorted" table:base-cell-address="$'SuiteList'.Q13" table:condition="of:cell-content-is-in-list({1;2;3})">
          <table:error-message table:display="true" table:message-type="warning"/>
        </table:content-validation>
        <table:content-validation table:name="VAL-0x7f504532f010" table:allow-empty-cell="true" table:display-list="unsorted" table:base-cell-address="$'SuiteList'.Q15" table:condition="of:cell-content-is-in-list({1;2;3})">
          <table:error-message table:display="true" table:message-type="warning"/>
        </table:content-validation>
        <table:content-validation table:name="VAL-0x7f50454b8c10" table:allow-empty-cell="true" table:display-list="unsorted" table:base-cell-address="$'SuiteList'.Q17" table:condition="of:cell-content-is-in-list({1;2;3})">
          <table:error-message table:display="true" table:message-type="warning"/>
        </table:content-validation>
        <table:content-validation table:name="VAL-0x7f504496b810" table:allow-empty-cell="true" table:display-list="unsorted" table:base-cell-address="$'SuiteList'.S3" table:condition="of:cell-content-is-in-list({1;2;3;4;5;6;7})">
          <table:error-message table:display="true" table:message-type="warning"/>
        </table:content-validation>
        <table:content-validation table:name="VAL-0x7f5044add610" table:allow-empty-cell="true" table:display-list="unsorted" table:base-cell-address="$'SuiteList'.S5" table:condition="of:cell-content-is-in-list({1;2;3;4;5;6;7})">
          <table:error-message table:display="true" table:message-type="warning"/>
        </table:content-validation>
        <table:content-validation table:name="VAL-0x7f5044c7e410" table:allow-empty-cell="true" table:display-list="unsorted" table:base-cell-address="$'SuiteList'.S7" table:condition="of:cell-content-is-in-list({1;2;3;4;5;6;7})">
          <table:error-message table:display="true" table:message-type="warning"/>
        </table:content-validation>
        <table:content-validation table:name="VAL-0x7f5044e36010" table:allow-empty-cell="true" table:display-list="unsorted" table:base-cell-address="$'SuiteList'.S9" table:condition="of:cell-content-is-in-list({1;2;3;4;5;6;7})">
          <table:error-message table:display="true" table:message-type="warning"/>
        </table:content-validation>
        <table:content-validation table:name="VAL-0x7f5044fedc10" table:allow-empty-cell="true" table:display-list="unsorted" table:base-cell-address="$'SuiteList'.S11" table:condition="of:cell-content-is-in-list({1;2;3;4;5;6;7})">
          <table:error-message table:display="true" table:message-type="warning"/>
        </table:content-validation>
        <table:content-validation table:name="VAL-0x7f50451bc010" table:allow-empty-cell="true" table:display-list="unsorted" table:base-cell-address="$'SuiteList'.S13" table:condition="of:cell-content-is-in-list({1;2;3;4;5;6;7})">
          <table:error-message table:display="true" table:message-type="warning"/>
        </table:content-validation>
        <table:content-validation table:name="VAL-0x7f504535d810" table:allow-empty-cell="true" table:display-list="unsorted" table:base-cell-address="$'SuiteList'.S15" table:condition="of:cell-content-is-in-list({1;2;3;4;5;6;7})">
          <table:error-message table:display="true" table:message-type="warning"/>
        </table:content-validation>
        <table:content-validation table:name="VAL-0x7f50454e6c10" table:allow-empty-cell="true" table:display-list="unsorted" table:base-cell-address="$'SuiteList'.S17" table:condition="of:cell-content-is-in-list({1;2;3;4;5;6;7})">
          <table:error-message table:display="true" table:message-type="warning"/>
        </table:content-validation>
      </table:content-validations>
      <table:table table:name="SuiteList" table:style-name="ta-0x7f50447af040" table:print="false">
        <office:forms form:automatic-focus="false" form:apply-design-mode="false">
          <form:form/>
        </office:forms>
        <table:table-column table:default-cell-style-name="ACE-0x7f50447ddf08" table:style-name="ACOL-1"/>
        <table:table-column table:default-cell-style-name="ACE-0x7f50447ddf08" table:style-name="ACOL-2"/>
        <table:table-column table:default-cell-style-name="ACE-0x7f50447ddf08" table:style-name="ACOL-3"/>
        <table:table-column table:default-cell-style-name="ACE-0x7f50447ddf08" table:style-name="ACOL-4"/>
        <table:table-column table:default-cell-style-name="ACE-0x7f50447ddf08" table:style-name="ACOL-5" table:number-columns-repeated="2"/>
        <table:table-column table:default-cell-style-name="ACE-0x7f50447ddf08" table:style-name="ACOL-6"/>
        <table:table-column table:default-cell-style-name="ACE-0x7f50447ddf08" table:style-name="ACOL-0"/>
        <table:table-column table:default-cell-style-name="ACE-0x7f50447ddf08" table:style-name="ACOL-7"/>
        <table:table-column table:default-cell-style-name="ACE-0x7f50447ddf08" table:style-name="ACOL-8"/>
        <table:table-column table:default-cell-style-name="ACE-0x7f50447ddf08" table:style-name="ACOL-9"/>
        <table:table-column table:style-name="ACOL-10"/>
        <table:table-column table:style-name="ACOL-0" table:number-columns-repeated="116"/>
        <table:table-row table:style-name="AROW-1">
          <table:table-cell table:style-name="ACE-0x7f50447de030" office:value-type="string">
            <text:p>Sno</text:p>
          </table:table-cell>
          <table:table-cell table:style-name="ACE-0x7f50447de158" office:value-type="string">
            <text:p>TestCaseName</text:p>
          </table:table-cell>
          <table:table-cell table:style-name="ACE-0x7f50447de158" office:value-type="string">
            <text:p>BrowserName</text:p>
          </table:table-cell>
          <table:table-cell table:style-name="ACE-0x7f50447de158" office:value-type="string">
            <text:p>DesktopWeb</text:p>
          </table:table-cell>
          <table:table-cell table:style-name="ACE-0x7f50447de158" office:value-type="string">
            <text:p>androidWeb</text:p>
          </table:table-cell>
          <table:table-cell table:style-name="ACE-0x7f50447de158" office:value-type="string">
            <text:p>androidApp</text:p>
          </table:table-cell>
          <table:table-cell table:style-name="ACE-0x7f50447de158" office:value-type="string">
            <text:p>backEndWeb</text:p>
          </table:table-cell>
          <table:table-cell table:style-name="ACE-0x7f50447de158" office:value-type="string">
            <text:p>API</text:p>
          </table:table-cell>
          <table:table-cell table:style-name="ACE-0x7f50447de158" office:value-type="string">
            <text:p>startScriptDataRow</text:p>
          </table:table-cell>
          <table:table-cell table:style-name="ACE-0x7f50447de158" office:value-type="string">
            <text:p>endScriptDataRow</text:p>
          </table:table-cell>
          <table:table-cell table:style-name="ACE-0x7f50447de158" office:value-type="string">
            <text:p>Sprint #</text:p>
          </table:table-cell>
          <table:table-cell table:style-name="ACE-0x7f50447de280" office:value-type="string">
            <text:p>Remarks</text:p>
          </table:table-cell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1">
            <text:p>1</text:p>
          </table:table-cell>
          <table:table-cell table:style-name="ACE-0x7f50447de4d0" office:value-type="string">
            <text:p>TC_LoginAndAddToCart</text:p>
          </table:table-cell>
          <table:table-cell table:style-name="ACE-0x7f50447de5f8" table:content-validation-name="VAL-0x7f50447f9410" office:value-type="string">
            <text:p>FIREFOX</text:p>
          </table:table-cell>
          <table:table-cell table:style-name="ACE-0x7f50447de720" table:content-validation-name="VAL-0x7f5044826b10" office:value-type="boolean" office:boolean-value="true">
            <text:p>TRUE</text:p>
          </table:table-cell>
          <table:table-cell table:style-name="ACE-0x7f50447de848" table:content-validation-name="VAL-0x7f5044855810" office:value-type="boolean" office:boolean-value="false">
            <text:p>FALSE</text:p>
          </table:table-cell>
          <table:table-cell table:style-name="ACE-0x7f50447de970" table:content-validation-name="VAL-0x7f504489ab10" office:value-type="boolean" office:boolean-value="false">
            <text:p>FALSE</text:p>
          </table:table-cell>
          <table:table-cell table:style-name="ACE-0x7f50447dea98" table:content-validation-name="VAL-0x7f50448dfc10" office:value-type="boolean" office:boolean-value="false">
            <text:p>FALSE</text:p>
          </table:table-cell>
          <table:table-cell table:style-name="ACE-0x7f50447debc0" table:content-validation-name="VAL-0x7f5044925010" office:value-type="boolean" office:boolean-value="false">
            <text:p>FALSE</text:p>
          </table:table-cell>
          <table:table-cell table:style-name="ACE-0x7f50447dece8" table:content-validation-name="VAL-0x7f5044953810" office:value-type="float" office:value="1">
            <text:p>1</text:p>
          </table:table-cell>
          <table:table-cell table:style-name="ACE-0x7f50447dee10" table:content-validation-name="VAL-0x7f504496b810" office:value-type="float" office:value="1">
            <text:p>1</text:p>
          </table:table-cell>
          <table:table-cell table:style-name="ACE-0x7f50447def38" office:value-type="float" office:value="3">
            <text:p>3</text:p>
          </table:table-cell>
          <table:table-cell table:style-name="ACE-0x7f50447df060" office:value-type="string">
            <text:p>ShopClues_REST API_Basic CheckOut Flow</text:p>
          </table:table-cell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2">
            <text:p>2</text:p>
          </table:table-cell>
          <table:table-cell table:style-name="ACE-0x7f50447df188" office:value-type="string">
            <text:p>TC_SignUp</text:p>
          </table:table-cell>
          <table:table-cell table:style-name="ACE-0x7f50447df2b0" table:content-validation-name="VAL-0x7f5044999410" office:value-type="string">
            <text:p>FIREFOX</text:p>
          </table:table-cell>
          <table:table-cell table:style-name="ACE-0x7f50447df3d8" table:content-validation-name="VAL-0x7f50449c7810" office:value-type="boolean" office:boolean-value="false">
            <text:p>FALSE</text:p>
          </table:table-cell>
          <table:table-cell table:style-name="ACE-0x7f50447df500" table:content-validation-name="VAL-0x7f5044a0c810" office:value-type="boolean" office:boolean-value="false">
            <text:p>FALSE</text:p>
          </table:table-cell>
          <table:table-cell table:style-name="ACE-0x7f50447df628" table:content-validation-name="VAL-0x7f5044a52410" office:value-type="boolean" office:boolean-value="false">
            <text:p>FALSE</text:p>
          </table:table-cell>
          <table:table-cell table:style-name="ACE-0x7f50447df750" table:content-validation-name="VAL-0x7f5044a80010" office:value-type="boolean" office:boolean-value="false">
            <text:p>FALSE</text:p>
          </table:table-cell>
          <table:table-cell table:style-name="ACE-0x7f50447df878" table:content-validation-name="VAL-0x7f50446e1110" office:value-type="boolean" office:boolean-value="false">
            <text:p>FALSE</text:p>
          </table:table-cell>
          <table:table-cell table:style-name="ACE-0x7f50447df9a0" table:content-validation-name="VAL-0x7f5044aaec10" office:value-type="float" office:value="1">
            <text:p>1</text:p>
          </table:table-cell>
          <table:table-cell table:style-name="ACE-0x7f50447dfac8" table:content-validation-name="VAL-0x7f5044add610" office:value-type="float" office:value="1">
            <text:p>1</text:p>
          </table:table-cell>
          <table:table-cell table:style-name="ACE-0x7f50447def38" office:value-type="float" office:value="4">
            <text:p>4</text:p>
          </table:table-cell>
          <table:table-cell table:number-rows-spanned="13" table:style-name="ACE-0x7f50447df060" office:value-type="string">
            <text:p>ShopClues_REST API_CheckOut Flow_Others</text:p>
          </table:table-cell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3">
            <text:p>3</text:p>
          </table:table-cell>
          <table:table-cell table:style-name="ACE-0x7f50447dfbf0" office:value-type="string">
            <text:p>TC_ChangePassword</text:p>
          </table:table-cell>
          <table:table-cell table:style-name="ACE-0x7f50447dfd18" table:content-validation-name="VAL-0x7f5044b0bc10" office:value-type="string">
            <text:p>FIREFOX</text:p>
          </table:table-cell>
          <table:table-cell table:style-name="ACE-0x7f50447dfe40" table:content-validation-name="VAL-0x7f5044b3a010" office:value-type="boolean" office:boolean-value="false">
            <text:p>FALSE</text:p>
          </table:table-cell>
          <table:table-cell table:style-name="ACE-0x7f50447dff68" table:content-validation-name="VAL-0x7f5044b68010" office:value-type="boolean" office:boolean-value="false">
            <text:p>FALSE</text:p>
          </table:table-cell>
          <table:table-cell table:style-name="ACE-0x7f50447e0090" table:content-validation-name="VAL-0x7f5044badc10" office:value-type="boolean" office:boolean-value="false">
            <text:p>FALSE</text:p>
          </table:table-cell>
          <table:table-cell table:style-name="ACE-0x7f50447e01b8" table:content-validation-name="VAL-0x7f5044bf2810" office:value-type="boolean" office:boolean-value="false">
            <text:p>FALSE</text:p>
          </table:table-cell>
          <table:table-cell table:style-name="ACE-0x7f50447e02e0" table:content-validation-name="VAL-0x7f5044c37610" office:value-type="boolean" office:boolean-value="false">
            <text:p>FALSE</text:p>
          </table:table-cell>
          <table:table-cell table:style-name="ACE-0x7f50447e0408" table:content-validation-name="VAL-0x7f5044c4fc10" office:value-type="float" office:value="1">
            <text:p>1</text:p>
          </table:table-cell>
          <table:table-cell table:style-name="ACE-0x7f50447e0530" table:content-validation-name="VAL-0x7f5044c7e410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4">
            <text:p>4</text:p>
          </table:table-cell>
          <table:table-cell table:style-name="ACE-0x7f50447dfbf0" office:value-type="string">
            <text:p>TC_AskAMerchantForm</text:p>
          </table:table-cell>
          <table:table-cell table:style-name="ACE-0x7f50447e0780" table:content-validation-name="VAL-0x7f5044cc3810" office:value-type="string">
            <text:p>FIREFOX</text:p>
          </table:table-cell>
          <table:table-cell table:style-name="ACE-0x7f50447e08a8" table:content-validation-name="VAL-0x7f5044cf1c10" office:value-type="boolean" office:boolean-value="false">
            <text:p>FALSE</text:p>
          </table:table-cell>
          <table:table-cell table:style-name="ACE-0x7f50447e09d0" table:content-validation-name="VAL-0x7f5044d1ff10" office:value-type="boolean" office:boolean-value="false">
            <text:p>FALSE</text:p>
          </table:table-cell>
          <table:table-cell table:style-name="ACE-0x7f50447e0af8" table:content-validation-name="VAL-0x7f5044d65810" office:value-type="boolean" office:boolean-value="false">
            <text:p>FALSE</text:p>
          </table:table-cell>
          <table:table-cell table:style-name="ACE-0x7f50447e0c20" table:content-validation-name="VAL-0x7f5044daac10" office:value-type="boolean" office:boolean-value="false">
            <text:p>FALSE</text:p>
          </table:table-cell>
          <table:table-cell table:style-name="ACE-0x7f50447e0d48" table:content-validation-name="VAL-0x7f5044dda010" office:value-type="boolean" office:boolean-value="false">
            <text:p>FALSE</text:p>
          </table:table-cell>
          <table:table-cell table:style-name="ACE-0x7f50447e0e70" table:content-validation-name="VAL-0x7f5044e07f10" office:value-type="float" office:value="1">
            <text:p>1</text:p>
          </table:table-cell>
          <table:table-cell table:style-name="ACE-0x7f5045f0e318" table:content-validation-name="VAL-0x7f5044e36010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5">
            <text:p>5</text:p>
          </table:table-cell>
          <table:table-cell table:style-name="ACE-0x7f50447dfbf0" office:value-type="string">
            <text:p>TC_cluesBuck</text:p>
          </table:table-cell>
          <table:table-cell table:style-name="ACE-0x7f5045f0e440" table:content-validation-name="VAL-0x7f5044e64c10" office:value-type="string">
            <text:p>FIREFOX</text:p>
          </table:table-cell>
          <table:table-cell table:style-name="ACE-0x7f5045f0e568" table:content-validation-name="VAL-0x7f5044e92810" office:value-type="boolean" office:boolean-value="false">
            <text:p>FALSE</text:p>
          </table:table-cell>
          <table:table-cell table:style-name="ACE-0x7f5045f0e690" table:content-validation-name="VAL-0x7f5044ec1010" office:value-type="boolean" office:boolean-value="false">
            <text:p>FALSE</text:p>
          </table:table-cell>
          <table:table-cell table:style-name="ACE-0x7f5045f0e7b8" table:content-validation-name="VAL-0x7f5044f05c10" office:value-type="boolean" office:boolean-value="false">
            <text:p>FALSE</text:p>
          </table:table-cell>
          <table:table-cell table:style-name="ACE-0x7f5045f0e8e0" table:content-validation-name="VAL-0x7f5044f35410" office:value-type="boolean" office:boolean-value="false">
            <text:p>FALSE</text:p>
          </table:table-cell>
          <table:table-cell table:style-name="ACE-0x7f5045f0ea08" table:content-validation-name="VAL-0x7f5044f7a810" office:value-type="boolean" office:boolean-value="false">
            <text:p>FALSE</text:p>
          </table:table-cell>
          <table:table-cell table:style-name="ACE-0x7f5045f0eb30" table:content-validation-name="VAL-0x7f5044fa8c10" office:value-type="float" office:value="1">
            <text:p>1</text:p>
          </table:table-cell>
          <table:table-cell table:style-name="ACE-0x7f5045f0ec58" table:content-validation-name="VAL-0x7f5044fedc10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6">
            <text:p>6</text:p>
          </table:table-cell>
          <table:table-cell table:style-name="ACE-0x7f50447dfbf0" office:value-type="string">
            <text:p>TC_placedOrderSource</text:p>
          </table:table-cell>
          <table:table-cell table:style-name="ACE-0x7f5045f0ed80" table:content-validation-name="VAL-0x7f504501c010" office:value-type="string">
            <text:p>FIREFOX</text:p>
          </table:table-cell>
          <table:table-cell table:style-name="ACE-0x7f5045f0eea8" table:content-validation-name="VAL-0x7f5045049b10" office:value-type="boolean" office:boolean-value="false">
            <text:p>FALSE</text:p>
          </table:table-cell>
          <table:table-cell table:style-name="ACE-0x7f5045f0efd0" table:content-validation-name="VAL-0x7f504508f410" office:value-type="boolean" office:boolean-value="false">
            <text:p>FALSE</text:p>
          </table:table-cell>
          <table:table-cell table:style-name="ACE-0x7f5045f0f0f8" table:content-validation-name="VAL-0x7f50450bdf10" office:value-type="boolean" office:boolean-value="false">
            <text:p>FALSE</text:p>
          </table:table-cell>
          <table:table-cell table:style-name="ACE-0x7f5045f0f220" table:content-validation-name="VAL-0x7f5045103c10" office:value-type="boolean" office:boolean-value="false">
            <text:p>FALSE</text:p>
          </table:table-cell>
          <table:table-cell table:style-name="ACE-0x7f5045f0f348" table:content-validation-name="VAL-0x7f5045148410" office:value-type="boolean" office:boolean-value="false">
            <text:p>FALSE</text:p>
          </table:table-cell>
          <table:table-cell table:style-name="ACE-0x7f5045f0f470" table:content-validation-name="VAL-0x7f504518e010" office:value-type="float" office:value="1">
            <text:p>1</text:p>
          </table:table-cell>
          <table:table-cell table:style-name="ACE-0x7f5045f0f598" table:content-validation-name="VAL-0x7f50451bc010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7">
            <text:p>7</text:p>
          </table:table-cell>
          <table:table-cell table:style-name="ACE-0x7f50447dfbf0" office:value-type="string">
            <text:p>TC_applyCoupon</text:p>
          </table:table-cell>
          <table:table-cell table:style-name="ACE-0x7f5045f0f6c0" table:content-validation-name="VAL-0x7f50451ea410" office:value-type="string">
            <text:p>FIREFOX</text:p>
          </table:table-cell>
          <table:table-cell table:style-name="ACE-0x7f5045f0f7e8" table:content-validation-name="VAL-0x7f5045202b10" office:value-type="boolean" office:boolean-value="false">
            <text:p>FALSE</text:p>
          </table:table-cell>
          <table:table-cell table:style-name="ACE-0x7f5045f0f910" table:content-validation-name="VAL-0x7f5045230c10" office:value-type="boolean" office:boolean-value="false">
            <text:p>FALSE</text:p>
          </table:table-cell>
          <table:table-cell table:style-name="ACE-0x7f5045f0fa38" table:content-validation-name="VAL-0x7f5045276810" office:value-type="boolean" office:boolean-value="false">
            <text:p>FALSE</text:p>
          </table:table-cell>
          <table:table-cell table:style-name="ACE-0x7f5045f0fb60" table:content-validation-name="VAL-0x7f50452bb410" office:value-type="boolean" office:boolean-value="false">
            <text:p>FALSE</text:p>
          </table:table-cell>
          <table:table-cell table:style-name="ACE-0x7f5045f0fc88" table:content-validation-name="VAL-0x7f5045300310" office:value-type="boolean" office:boolean-value="false">
            <text:p>FALSE</text:p>
          </table:table-cell>
          <table:table-cell table:style-name="ACE-0x7f5045f0fdb0" table:content-validation-name="VAL-0x7f504532f010" office:value-type="float" office:value="1">
            <text:p>1</text:p>
          </table:table-cell>
          <table:table-cell table:style-name="ACE-0x7f5045f0fed8" table:content-validation-name="VAL-0x7f504535d810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8">
            <text:p>8</text:p>
          </table:table-cell>
          <table:table-cell table:style-name="ACE-0x7f50447dfbf0" office:value-type="string">
            <text:p>TC_DeleteProductFromCart</text:p>
          </table:table-cell>
          <table:table-cell table:style-name="ACE-0x7f5045f10000" table:content-validation-name="VAL-0x7f5045f09470" office:value-type="string">
            <text:p>FIREFOX</text:p>
          </table:table-cell>
          <table:table-cell table:style-name="ACE-0x7f5045f10128" table:content-validation-name="VAL-0x7f504538c410" office:value-type="boolean" office:boolean-value="false">
            <text:p>FALSE</text:p>
          </table:table-cell>
          <table:table-cell table:style-name="ACE-0x7f5045f10250" table:content-validation-name="VAL-0x7f50453ba810" office:value-type="boolean" office:boolean-value="false">
            <text:p>FALSE</text:p>
          </table:table-cell>
          <table:table-cell table:style-name="ACE-0x7f5045f10378" table:content-validation-name="VAL-0x7f50453ffc10" office:value-type="boolean" office:boolean-value="false">
            <text:p>FALSE</text:p>
          </table:table-cell>
          <table:table-cell table:style-name="ACE-0x7f5045f104a0" table:content-validation-name="VAL-0x7f5045445810" office:value-type="boolean" office:boolean-value="false">
            <text:p>FALSE</text:p>
          </table:table-cell>
          <table:table-cell table:style-name="ACE-0x7f5045f105c8" table:content-validation-name="VAL-0x7f504548a410" office:value-type="boolean" office:boolean-value="false">
            <text:p>FALSE</text:p>
          </table:table-cell>
          <table:table-cell table:style-name="ACE-0x7f5045f106f0" table:content-validation-name="VAL-0x7f50454b8c10" office:value-type="float" office:value="1">
            <text:p>1</text:p>
          </table:table-cell>
          <table:table-cell table:style-name="ACE-0x7f5045f10818" table:content-validation-name="VAL-0x7f50454e6c10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9">
            <text:p>9</text:p>
          </table:table-cell>
          <table:table-cell table:style-name="ACE-0x7f50447dfbf0" office:value-type="string">
            <text:p>TC_OrderHistoryAPI</text:p>
          </table:table-cell>
          <table:table-cell table:style-name="ACE-0x7f5045f10940" table:content-validation-name="VAL-0x7f50454fe810" office:value-type="string">
            <text:p>FIREFOX</text:p>
          </table:table-cell>
          <table:table-cell table:style-name="ACE-0x7f5045f10a68" table:content-validation-name="VAL-0x7f504552d010" office:value-type="boolean" office:boolean-value="false">
            <text:p>FALSE</text:p>
          </table:table-cell>
          <table:table-cell table:style-name="ACE-0x7f5045f10b90" table:content-validation-name="VAL-0x7f504555ac10" office:value-type="boolean" office:boolean-value="false">
            <text:p>FALSE</text:p>
          </table:table-cell>
          <table:table-cell table:style-name="ACE-0x7f5045f10cb8" table:content-validation-name="VAL-0x7f50455a0410" office:value-type="boolean" office:boolean-value="false">
            <text:p>FALSE</text:p>
          </table:table-cell>
          <table:table-cell table:style-name="ACE-0x7f5045f10de0" table:content-validation-name="VAL-0x7f50455e5010" office:value-type="boolean" office:boolean-value="false">
            <text:p>FALSE</text:p>
          </table:table-cell>
          <table:table-cell table:style-name="ACE-0x7f5045f10f08" table:content-validation-name="VAL-0x7f504562a210" office:value-type="boolean" office:boolean-value="false">
            <text:p>FALSE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10">
            <text:p>10</text:p>
          </table:table-cell>
          <table:table-cell table:style-name="ACE-0x7f50447dfbf0" office:value-type="string">
            <text:p>TC_OrderListingAPI</text:p>
          </table:table-cell>
          <table:table-cell table:style-name="ACE-0x7f5045f11030" table:content-validation-name="VAL-0x7f5045658410" office:value-type="string">
            <text:p>FIREFOX</text:p>
          </table:table-cell>
          <table:table-cell table:style-name="ACE-0x7f5045f11158" table:content-validation-name="VAL-0x7f5045670810" office:value-type="boolean" office:boolean-value="false">
            <text:p>FALSE</text:p>
          </table:table-cell>
          <table:table-cell table:style-name="ACE-0x7f5045f11280" table:content-validation-name="VAL-0x7f504569e310" office:value-type="boolean" office:boolean-value="false">
            <text:p>FALSE</text:p>
          </table:table-cell>
          <table:table-cell table:style-name="ACE-0x7f5045f113a8" table:content-validation-name="VAL-0x7f50456cc810" office:value-type="boolean" office:boolean-value="false">
            <text:p>FALSE</text:p>
          </table:table-cell>
          <table:table-cell table:style-name="ACE-0x7f5045f114d0" table:content-validation-name="VAL-0x7f5045711a10" office:value-type="boolean" office:boolean-value="false">
            <text:p>FALSE</text:p>
          </table:table-cell>
          <table:table-cell table:style-name="ACE-0x7f5045f115f8" table:content-validation-name="VAL-0x7f5045757410" office:value-type="boolean" office:boolean-value="false">
            <text:p>FALSE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11">
            <text:p>11</text:p>
          </table:table-cell>
          <table:table-cell table:style-name="ACE-0x7f50447dfbf0" office:value-type="string">
            <text:p>TC_addVariantProduct</text:p>
          </table:table-cell>
          <table:table-cell table:style-name="ACE-0x7f5045f11720" table:content-validation-name="VAL-0x7f5045785310" office:value-type="string">
            <text:p>FIREFOX</text:p>
          </table:table-cell>
          <table:table-cell table:style-name="ACE-0x7f5045f11848" table:content-validation-name="VAL-0x7f50457b3810" office:value-type="boolean" office:boolean-value="false">
            <text:p>FALSE</text:p>
          </table:table-cell>
          <table:table-cell table:style-name="ACE-0x7f5045f11970" table:content-validation-name="VAL-0x7f50457e3410" office:value-type="boolean" office:boolean-value="false">
            <text:p>FALSE</text:p>
          </table:table-cell>
          <table:table-cell table:style-name="ACE-0x7f5045f11a98" table:content-validation-name="VAL-0x7f5045828410" office:value-type="boolean" office:boolean-value="false">
            <text:p>FALSE</text:p>
          </table:table-cell>
          <table:table-cell table:style-name="ACE-0x7f5045f11bc0" table:content-validation-name="VAL-0x7f504586d710" office:value-type="boolean" office:boolean-value="false">
            <text:p>FALSE</text:p>
          </table:table-cell>
          <table:table-cell table:style-name="ACE-0x7f5045f11ce8" table:content-validation-name="VAL-0x7f50458b3410" office:value-type="boolean" office:boolean-value="false">
            <text:p>FALSE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12">
            <text:p>12</text:p>
          </table:table-cell>
          <table:table-cell table:style-name="ACE-0x7f50447dfbf0" office:value-type="string">
            <text:p>TC_UpdateProfile</text:p>
          </table:table-cell>
          <table:table-cell table:style-name="ACE-0x7f5045f11e10" table:content-validation-name="VAL-0x7f50458e1310" office:value-type="string">
            <text:p>FIREFOX</text:p>
          </table:table-cell>
          <table:table-cell table:style-name="ACE-0x7f5045f11f38" table:content-validation-name="VAL-0x7f504590f810" office:value-type="boolean" office:boolean-value="false">
            <text:p>FALSE</text:p>
          </table:table-cell>
          <table:table-cell table:style-name="ACE-0x7f5045f12060" table:content-validation-name="VAL-0x7f504593f310" office:value-type="boolean" office:boolean-value="false">
            <text:p>FALSE</text:p>
          </table:table-cell>
          <table:table-cell table:style-name="ACE-0x7f5045f13e48" table:content-validation-name="VAL-0x7f5045984410" office:value-type="boolean" office:boolean-value="false">
            <text:p>FALSE</text:p>
          </table:table-cell>
          <table:table-cell table:style-name="ACE-0x7f5045f13f70" table:content-validation-name="VAL-0x7f50459b2810" office:value-type="boolean" office:boolean-value="false">
            <text:p>FALSE</text:p>
          </table:table-cell>
          <table:table-cell table:style-name="ACE-0x7f5045f14098" table:content-validation-name="VAL-0x7f50459e0810" office:value-type="boolean" office:boolean-value="false">
            <text:p>FALSE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47de3a8" office:value-type="float" office:value="13">
            <text:p>13</text:p>
          </table:table-cell>
          <table:table-cell table:style-name="ACE-0x7f50447dfbf0" office:value-type="string">
            <text:p>TC_UpdateCart</text:p>
          </table:table-cell>
          <table:table-cell table:style-name="ACE-0x7f5045f141c0" table:content-validation-name="VAL-0x7f5045a0ec10" office:value-type="string">
            <text:p>FIREFOX</text:p>
          </table:table-cell>
          <table:table-cell table:style-name="ACE-0x7f5045f142e8" table:content-validation-name="VAL-0x7f5045a3cf10" office:value-type="boolean" office:boolean-value="false">
            <text:p>FALSE</text:p>
          </table:table-cell>
          <table:table-cell table:style-name="ACE-0x7f5045f14410" table:content-validation-name="VAL-0x7f5045a82410" office:value-type="boolean" office:boolean-value="false">
            <text:p>FALSE</text:p>
          </table:table-cell>
          <table:table-cell table:style-name="ACE-0x7f5045f14538" table:content-validation-name="VAL-0x7f5045ab1610" office:value-type="boolean" office:boolean-value="false">
            <text:p>FALSE</text:p>
          </table:table-cell>
          <table:table-cell table:style-name="ACE-0x7f5045f14660" table:content-validation-name="VAL-0x7f5045af7010" office:value-type="boolean" office:boolean-value="false">
            <text:p>FALSE</text:p>
          </table:table-cell>
          <table:table-cell table:style-name="ACE-0x7f5045f14788" table:content-validation-name="VAL-0x7f5045b3bc10" office:value-type="boolean" office:boolean-value="false">
            <text:p>FALSE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1">
            <text:p>1</text:p>
          </table:table-cell>
          <table:table-cell table:style-name="ACE-0x7f50447e0658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5045f148b0" office:value-type="float" office:value="14">
            <text:p>14</text:p>
          </table:table-cell>
          <table:table-cell table:style-name="ACE-0x7f5045f149d8" office:value-type="string">
            <text:p>TC_GiftCert</text:p>
          </table:table-cell>
          <table:table-cell table:style-name="ACE-0x7f5045f14b00" table:content-validation-name="VAL-0x7f5045b6a410" office:value-type="string">
            <text:p>FIREFOX</text:p>
          </table:table-cell>
          <table:table-cell table:style-name="ACE-0x7f5045f14c28" table:content-validation-name="VAL-0x7f5045b98210" office:value-type="boolean" office:boolean-value="false">
            <text:p>FALSE</text:p>
          </table:table-cell>
          <table:table-cell table:style-name="ACE-0x7f5045f14d50" table:content-validation-name="VAL-0x7f5045bddc10" office:value-type="boolean" office:boolean-value="false">
            <text:p>FALSE</text:p>
          </table:table-cell>
          <table:table-cell table:style-name="ACE-0x7f5045f14e78" table:content-validation-name="VAL-0x7f5045c22c10" office:value-type="boolean" office:boolean-value="false">
            <text:p>FALSE</text:p>
          </table:table-cell>
          <table:table-cell table:style-name="ACE-0x7f5045f14fa0" table:content-validation-name="VAL-0x7f5045c52810" office:value-type="boolean" office:boolean-value="false">
            <text:p>FALSE</text:p>
          </table:table-cell>
          <table:table-cell table:style-name="ACE-0x7f5045f150c8" table:content-validation-name="VAL-0x7f5045c97810" office:value-type="boolean" office:boolean-value="false">
            <text:p>FALSE</text:p>
          </table:table-cell>
          <table:table-cell table:style-name="ACE-0x7f5045f151f0" office:value-type="float" office:value="1">
            <text:p>1</text:p>
          </table:table-cell>
          <table:table-cell table:style-name="ACE-0x7f5045f151f0" office:value-type="float" office:value="1">
            <text:p>1</text:p>
          </table:table-cell>
          <table:table-cell table:style-name="ACE-0x7f5045f151f0" office:value-type="float" office:value="4">
            <text:p>4</text:p>
          </table:table-cell>
          <table:covered-table-cell/>
          <table:table-cell table:number-columns-repeated="116" table:style-name="Gnumeric-default"/>
        </table:table-row>
        <table:table-row table:style-name="AROW-0" table:number-rows-repeated="1048491">
          <table:table-cell table:number-columns-repeated="128"/>
        </table:table-row>
        <table:table-row table:style-name="AROW-0" table:number-rows-repeated="7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uiteList'.$A$1"/>
          <table:named-expression table:name="Sheet_Title" table:expression="of:=&quot;SuiteList&quot;" table:base-cell-address="$'SuiteList'.$A$1"/>
        </table:named-expressions>
        <gnm:selections gnm:cursor-col="3" gnm:cursor-row="1">
          <gnm:selection gnm:start-col="3" gnm:start-row="1" gnm:end-col="3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5044776e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50447af040" style:display-name="SuiteList" style:page-layout-name="pl-0x7f5044776e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11T10:21:01Z</dc:date>
    <meta:creation-date>2014-12-02T12:13:02Z</meta:creation-date>
    <meta:editing-cycles>100</meta:editing-cycles>
    <meta:editing-duration>PT10H8M59S</meta:editing-duration>
    <meta:generator>gnumeric/1.12.9</meta:generator>
    <meta:initial-creator>sakshi juneja</meta:initial-creator>
  </office:meta>
</office:document-meta>
</file>